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3.0047in"/>
    </style:style>
    <style:style style:name="co3" style:family="table-column">
      <style:table-column-properties fo:break-before="auto" style:column-width="1.7618in"/>
    </style:style>
    <style:style style:name="co4" style:family="table-column">
      <style:table-column-properties fo:break-before="auto" style:column-width="2.0291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7.07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4.7uF 6.3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4.7uF 6.3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4.7uF 6.3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4.7uF 6.3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0.1uF 6.3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0.1uF 6.3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4.7uF 6.3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0.1uF 6.3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0.1uF 6.3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4.7uF 6.3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AP_0402</text:p>
          </table:table-cell>
          <table:table-cell office:value-type="string" calcext:value-type="string">
            <text:p>4.7uF 6.3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Tantalum 7343</text:p>
          </table:table-cell>
          <table:table-cell office:value-type="string" calcext:value-type="string">
            <text:p>100uF 16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XZBWR68F5MAV-3</text:p>
          </table:table-cell>
          <table:table-cell office:value-type="string" calcext:value-type="string">
            <text:p>WIFI_LED_WHITE_0402</text:p>
          </table:table-cell>
          <table:table-cell office:value-type="string" calcext:value-type="string">
            <text:p>Sun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unledusa.com/products/spec/XZBWR68F5MAV-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B QH9G-N1OO-35-1</text:p>
          </table:table-cell>
          <table:table-cell office:value-type="string" calcext:value-type="string">
            <text:p>BT_LED_BLUE_0402</text:p>
          </table:table-cell>
          <table:table-cell office:value-type="string" calcext:value-type="string">
            <text:p>OS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ammedia.osram.info/media/resource/hires/osram-dam-2494390/LB%20QH9G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ML-P12DTT86R</text:p>
          </table:table-cell>
          <table:table-cell office:value-type="string" calcext:value-type="string">
            <text:p>SIO_LED_ORANGE_0402</text:p>
          </table:table-cell>
          <table:table-cell office:value-type="string" calcext:value-type="string">
            <text:p>R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1d2qsbl8m0m72.cloudfront.net/en/products/databook/datasheet/opto/led/chip_mono/sml-p1-e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ESD5Z5.0T1G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onsemi.com/pub/Collateral/ESD5Z2.5T1-D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ESD5Z5.0T1G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onsemi.com/pub/Collateral/ESD5Z2.5T1-D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ESD5Z5.0T1G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onsemi.com/pub/Collateral/ESD5Z2.5T1-D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assets.nexperia.com/documents/data-sheet/PMEG2010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2"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assets.nexperia.com/documents/data-sheet/PMEG2010ER.pdf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J1</text:p>
          </table:table-cell>
          <table:table-cell table:style-name="ce4" office:value-type="string" calcext:value-type="string">
            <text:p>SIO Plug</text:p>
          </table:table-cell>
          <table:table-cell table:style-name="ce4" office:value-type="string" calcext:value-type="string">
            <text:p>7-745288-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-C 16P</text:p>
          </table:table-cell>
          <table:table-cell office:value-type="string" calcext:value-type="string">
            <text:p>U06-CF2C5R-009</text:p>
          </table:table-cell>
          <table:table-cell office:value-type="string" calcext:value-type="string">
            <text:p>Bestcreate Technology Lim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bsc-elec.com/Uploads/pro/USB-C-Female-Connector.9.2.pdf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J3</text:p>
          </table:table-cell>
          <table:table-cell table:style-name="ce4" office:value-type="string" calcext:value-type="string">
            <text:p>SIO Receptacle Large</text:p>
          </table:table-cell>
          <table:table-cell table:style-name="ce4" office:value-type="string" calcext:value-type="string">
            <text:p>AT60-202-203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EMH3FHAT2R</text:p>
          </table:table-cell>
          <table:table-cell office:value-type="string" calcext:value-type="string">
            <text:p>Rohm Semico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1d2qsbl8m0m72.cloudfront.net/en/products/databook/datasheet/discrete/transistor/digital/emh3fha-e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MP2035U PChan</text:p>
          </table:table-cell>
          <table:table-cell office:value-type="string" calcext:value-type="string">
            <text:p>DMP2035U-7</text:p>
          </table:table-cell>
          <table:table-cell office:value-type="string" calcext:value-type="string">
            <text:p>Diodes I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ouser.com/ds/2/115/DMP2035U-464735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DMG2302U NChan</text:p>
          </table:table-cell>
          <table:table-cell office:value-type="string" calcext:value-type="string">
            <text:p>DMG2302UK-7</text:p>
          </table:table-cell>
          <table:table-cell office:value-type="string" calcext:value-type="string">
            <text:p>Diodes I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odes.com/assets/Datasheets/DMG2302UK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.2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2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47.5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22.1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.2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4.7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2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5.1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5.1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RES_040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29</text:p>
          </table:table-cell>
          <table:table-cell table:style-name="ce4" office:value-type="string" calcext:value-type="string">
            <text:p>RES_0805</text:p>
          </table:table-cell>
          <table:table-cell table:style-name="ce4" office:value-type="string" calcext:value-type="string">
            <text:p>NOSTUFF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KHHLQA010</text:p>
          </table:table-cell>
          <table:table-cell office:value-type="string" calcext:value-type="string">
            <text:p>ButtonB</text:p>
          </table:table-cell>
          <table:table-cell office:value-type="string" calcext:value-type="string">
            <text:p>Al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ech.alpsalpine.com/prod/e/pdf/tact/snapin/skhh/skhh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KHHLQA010</text:p>
          </table:table-cell>
          <table:table-cell office:value-type="string" calcext:value-type="string">
            <text:p>Safe Reset</text:p>
          </table:table-cell>
          <table:table-cell office:value-type="string" calcext:value-type="string">
            <text:p>Al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ech.alpsalpine.com/prod/e/pdf/tact/snapin/skhh/skhh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KHHLQA010</text:p>
          </table:table-cell>
          <table:table-cell office:value-type="string" calcext:value-type="string">
            <text:p>ButtonA</text:p>
          </table:table-cell>
          <table:table-cell office:value-type="string" calcext:value-type="string">
            <text:p>Al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ech.alpsalpine.com/prod/e/pdf/tact/snapin/skhh/skhh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2" office:value-type="string" calcext:value-type="string">
            <text:p>EG1213</text:p>
          </table:table-cell>
          <table:table-cell office:value-type="string" calcext:value-type="string">
            <text:p>E-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datasheet/2/140/ESCH_S_A0005350660_1-2548076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1</text:p>
          </table:table-cell>
          <table:table-cell office:value-type="string" calcext:value-type="string">
            <text:p>DM3D-SF</text:p>
          </table:table-cell>
          <table:table-cell/>
          <table:table-cell office:value-type="string" calcext:value-type="string">
            <text:p>Hi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atasheets.diptrace.com/con_memory_cards/e60900232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32-WROVER-8MB-PSRAM-16MB-FLASH</text:p>
          </table:table-cell>
          <table:table-cell office:value-type="string" calcext:value-type="string">
            <text:p>M213DH2864PH3Q0</text:p>
          </table:table-cell>
          <table:table-cell office:value-type="string" calcext:value-type="string">
            <text:p>Espressi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CP2102N-A02-GQFN24R</text:p>
          </table:table-cell>
          <table:table-cell office:value-type="string" calcext:value-type="string">
            <text:p>Silicon L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labs.com/documents/public/data-sheets/cp2102n-datasheet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SN74LS07D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i.com/lit/ds/sdls021d/sdls021d.pdf?ts=1602551255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SN74LS07D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i.com/lit/ds/sdls021d/sdls021d.pdf?ts=1602551255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XC6210</text:p>
          </table:table-cell>
          <table:table-cell office:value-type="string" calcext:value-type="string">
            <text:p>XC6220B331MR</text:p>
          </table:table-cell>
          <table:table-cell office:value-type="string" calcext:value-type="string">
            <text:p>Tor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media.digikey.com/pdf/Data%20Sheets/Torex/XC6220.pdf</text:p>
          </table:table-cell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19:36:56.226069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18T19:43:23.345080128</dc:date>
    <meta:editing-duration>PT18M29S</meta:editing-duration>
    <meta:editing-cycles>6</meta:editing-cycles>
    <meta:generator>LibreOffice/6.4.7.2$Linux_X86_64 LibreOffice_project/40$Build-2</meta:generator>
    <meta:document-statistic meta:table-count="1" meta:cell-count="305" meta:object-count="0"/>
  </office:meta>
</office:document-meta>
</file>